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71cm" style:rel-column-width="10594*"/>
    </style:style>
    <style:style style:name="Table1.B" style:family="table-column">
      <style:table-column-properties style:column-width="15.93cm" style:rel-column-width="54941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ext_20_body" style:list-style-name="L1">
      <style:text-properties style:font-name="Cambria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7" style:family="paragraph" style:parent-style-name="Heading_20_1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Times New Roman1" style:font-weight-asian="bold" style:font-name-complex="Times New Roman1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language="en" fo:country="US"/>
    </style:style>
    <style:style style:name="T5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6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weight="bold" style:font-weight-asian="bold" style:font-weight-complex="bold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0.85cm" svg:height="0.85cm" draw:z-index="13"><draw:image xlink:href="../../odt/images/3028.png" xlink:type="simple" xlink:show="embed" xlink:actuate="onLoad"/></draw:frame></text:p>
          </table:table-cell>
          <table:table-cell table:style-name="Table1.B1" office:value-type="string">
            <text:h text:style-name="P7" text:outline-level="1">Задержка по включению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2">| векторизован | <text:span text:style-name="T4">C</text:span><text:span text:style-name="T7">и</text:span> <text:span text:style-name="T4">|</text:span></text:p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2.619cm" svg:height="1.799cm" draw:z-index="0"><draw:image xlink:href="../../odt/images/3028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6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Реализует задержку (выжидание подтверждения) входного сигнала на заданное время при изменении входного <text:span text:style-name="T3">логического</text:span> сигнала от 0 до 1:</text:p>
            <text:p text:style-name="P3"><draw:frame draw:style-name="fr4" draw:name="Объект3" text:anchor-type="as-char" svg:width="10.626cm" svg:height="1.332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P2"><text:span text:style-name="T10">где</text:span><text:span text:style-name="T10"><draw:frame draw:style-name="fr4" draw:name="Объект4" text:anchor-type="as-char" svg:width="1.087cm" svg:height="0.564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0">– выходной сигнал блока, </text:span><text:span text:style-name="T10"><draw:frame draw:style-name="fr4" draw:name="Объект5" text:anchor-type="as-char" svg:width="1.055cm" svg:height="0.564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0">– входной сигнал, </text:span><text:span text:style-name="T10"><draw:frame draw:style-name="fr4" draw:name="Объект6" text:anchor-type="as-char" svg:width="0.693cm" svg:height="0.621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0">– постоянная времени подтверждения по включению.</text:span></text:p>
            <text:p text:style-name="P2"><text:span text:style-name="T2">Важно</text:span><text:span text:style-name="T10">: выход блока может принимать значения либо </text:span><text:span text:style-name="T2">0</text:span><text:span text:style-name="T10">, либо </text:span><text:span text:style-name="T2">1</text:span><text:span text:style-name="T10">.</text:span></text:p>
            <text:p text:style-name="P2"><text:span text:style-name="T1">Свойства</text:span>:</text:p>
            <text:list xml:id="list5247653209264702584" text:style-name="L1">
              <text:list-item>
                <text:p text:style-name="P4">Массив времён подтверждения, с – задержк<text:span text:style-name="T7">а</text:span> включения<draw:frame draw:style-name="fr4" draw:name="Объект7" text:anchor-type="as-char" svg:width="0.693cm" svg:height="0.621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.</text:p>
              </text:list-item>
              <text:list-item>
                <text:p text:style-name="P4">Способ задания времени подтверждения – если указан способ задания «Вход», то время задержки берётся со второго дополнительного входа.</text:p>
              </text:list-item>
            </text:list>
            <text:p text:style-name="P2"><text:span text:style-name="T1">Сравнение блоков</text:span> задержки по выключению, по включению и одновременно по выключению и включению:</text:p>
            <text:p text:style-name="P2">При подаче входного воздействия типа меандр (10 с присутствует единичный сигнал, 20 с сигнал отсутствует), на выходе блоков с задержкой 6 с по выключению, 4 с по включению, и одновременно 2 с по включению и 3 с по выключению будет наблюдаться следующая картина:</text:p>
            <text:p text:style-name="P3"><draw:frame draw:style-name="fr2" draw:name="Графический объект3" text:anchor-type="as-char" svg:width="17.104cm" svg:height="9.144cm" draw:z-index="7"><draw:image xlink:href="../../odt/images/3030_a.png" xlink:type="simple" xlink:show="embed" xlink:actuate="onLoad"/></draw:frame></text:p>
            <text:p text:style-name="P3"><text:soft-page-break/><draw:frame draw:style-name="fr2" draw:name="Графический объект4" text:anchor-type="as-char" svg:width="17.104cm" svg:height="9.144cm" draw:z-index="8"><draw:image xlink:href="../../odt/images/3028_a.png" xlink:type="simple" xlink:show="embed" xlink:actuate="onLoad"/></draw:frame></text:p>
            <text:p text:style-name="P3"><draw:frame draw:style-name="fr2" draw:name="Графический объект5" text:anchor-type="as-char" svg:width="17.104cm" svg:height="9.144cm" draw:z-index="9"><draw:image xlink:href="../../odt/images/3029_a.png" xlink:type="simple" xlink:show="embed" xlink:actuate="onLoad"/></draw:frame></text:p>
            <text:p text:style-name="P2"><text:span text:style-name="T8">Примечание</text:span><text:span text:style-name="T7">: е</text:span>сли на вход блока подается не <text:span text:style-name="T3">логический</text:span>, а <text:span text:style-name="T3">действительный</text:span> сигнал, то он считается <text:span text:style-name="T3">включенным</text:span> при <draw:frame draw:style-name="fr4" draw:name="Объект1" text:anchor-type="as-char" svg:width="2.073cm" svg:height="0.564cm" draw:z-index="10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T7">и </text:span><text:span text:style-name="T9">выключенным</text:span><text:span text:style-name="T7"> при </text:span><text:span text:style-name="T7"><draw:frame draw:style-name="fr4" draw:name="Объект2" text:anchor-type="as-char" svg:width="2.073cm" svg:height="0.564cm" draw:z-index="11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4">:</text:span></text:p>
            <text:p text:style-name="P2"><draw:frame draw:style-name="fr3" draw:name="Графический объект6" text:anchor-type="paragraph" svg:width="17.104cm" svg:height="9.144cm" draw:z-index="12"><draw:image xlink:href="../../odt/images/3028_b.png" xlink:type="simple" xlink:show="embed" xlink:actuate="onLoad"/></draw:frame><text:soft-page-break/></text:p>
            <text:p text:style-name="P2"><draw:frame draw:style-name="fr3" draw:name="Графический объект7" text:anchor-type="paragraph" svg:width="17.104cm" svg:height="9.144cm" draw:z-index="1"><draw:image xlink:href="../../odt/images/3029_b.png" xlink:type="simple" xlink:show="embed" xlink:actuate="onLoad"/></draw:frame></text:p>
            <text:p text:style-name="P2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держка по включению</dc:title>
    <dc:date>2014-12-01T18:44:16.14</dc:date>
    <meta:generator>OpenOffice/4.1.1$Win32 OpenOffice.org_project/411m6$Build-9775</meta:generator>
    <meta:editing-duration>PT2H15M36S</meta:editing-duration>
    <meta:editing-cycles>112</meta:editing-cycles>
    <meta:document-statistic meta:table-count="1" meta:image-count="7" meta:object-count="7" meta:page-count="3" meta:paragraph-count="19" meta:word-count="159" meta:character-count="1039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i/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gt;</mo>
                      <mn>0.5</mn>
                    </mrow>
                    <mi/>
                    <mi>в</mi>
                    <mi mathvariant="italic">течение</mi>
                    <mi mathvariant="italic">времени</mi>
                    <mi/>
                    <msub>
                      <mi>T</mi>
                      <mn>1</mn>
                    </msub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/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n>0.5</mn>
                    </mrow>
                    <mi>,</mi>
                  </mrow>
                </mtd>
              </mtr>
            </mtable>
          </mrow>
        </mrow>
      </mrow>
    </mrow>
    <annotation encoding="StarMath 5.0">y(t) = left lbrace stack{
alignl 1, ~ если ~ u(t) &gt; 0.5 ~в течение времени~ T_1; #
alignl 0, ~ если ~ u(t) &lt; 0.5,}
right none
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4/content.xml><?xml version="1.0" encoding="utf-8"?>
<math xmlns="http://www.w3.org/1998/Math/MathML">
  <semantics>
    <mrow>
      <msub>
        <mi>T</mi>
        <mn>1</mn>
      </msub>
    </mrow>
    <annotation encoding="StarMath 5.0">T_1</annotation>
  </semantics>
</math>
</file>

<file path=Object 5/content.xml><?xml version="1.0" encoding="utf-8"?>
<math xmlns="http://www.w3.org/1998/Math/MathML">
  <semantics>
    <mrow>
      <msub>
        <mi>T</mi>
        <mn>1</mn>
      </msub>
    </mrow>
    <annotation encoding="StarMath 5.0">T_1</annotation>
  </semantics>
</math>
</file>

<file path=Object 7/content.xml><?xml version="1.0" encoding="utf-8"?>
<math xmlns="http://www.w3.org/1998/Math/MathML">
  <semantics>
    <mrow>
      <mi>u</mi>
      <mrow>
        <mrow>
          <mo stretchy="false">(</mo>
          <mrow>
            <mi>t</mi>
          </mrow>
          <mo stretchy="false">)</mo>
        </mrow>
        <mo stretchy="false">&gt;</mo>
        <mn>0.5</mn>
      </mrow>
    </mrow>
    <annotation encoding="StarMath 5.0">u(t) &gt; 0.5</annotation>
  </semantics>
</math>
</file>

<file path=Object 8/content.xml><?xml version="1.0" encoding="utf-8"?>
<math xmlns="http://www.w3.org/1998/Math/MathML">
  <semantics>
    <mrow>
      <mi>u</mi>
      <mrow>
        <mrow>
          <mo stretchy="false">(</mo>
          <mrow>
            <mi>t</mi>
          </mrow>
          <mo stretchy="false">)</mo>
        </mrow>
        <mo stretchy="false">&lt;</mo>
        <mn>0.5</mn>
      </mrow>
    </mrow>
    <annotation encoding="StarMath 5.0">u(t) &lt; 0.5</annotation>
  </semantics>
</math>
</file>